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744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az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Sat Mar 11 01:08:42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2557.62793207169" calcext:value-type="float">
            <text:p>2557.62793207169</text:p>
          </table:table-cell>
          <table:table-cell office:value-type="float" office:value="2.6468945608139" calcext:value-type="float">
            <text:p>2.6468945608139</text:p>
          </table:table-cell>
        </table:table-row>
        <table:table-row table:style-name="ro1">
          <table:table-cell office:value-type="string" calcext:value-type="string">
            <text:p>Sat Mar 11 01:52:47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1468.62886333466" calcext:value-type="float">
            <text:p>1468.62886333466</text:p>
          </table:table-cell>
          <table:table-cell office:value-type="float" office:value="0.597388271093369" calcext:value-type="float">
            <text:p>0.597388271093369</text:p>
          </table:table-cell>
        </table:table-row>
        <table:table-row table:style-name="ro1">
          <table:table-cell office:value-type="string" calcext:value-type="string">
            <text:p>Sat Mar 11 02:18:51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1451.27313685417" calcext:value-type="float">
            <text:p>1451.27313685417</text:p>
          </table:table-cell>
          <table:table-cell office:value-type="float" office:value="0.597388271093369" calcext:value-type="float">
            <text:p>0.597388271093369</text:p>
          </table:table-cell>
        </table:table-row>
        <table:table-row table:style-name="ro1">
          <table:table-cell office:value-type="string" calcext:value-type="string">
            <text:p>Sat Mar 11 02:43:55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742.80121707916" calcext:value-type="float">
            <text:p>1742.80121707916</text:p>
          </table:table-cell>
          <table:table-cell office:value-type="float" office:value="1.82871060490608" calcext:value-type="float">
            <text:p>1.82871060490608</text:p>
          </table:table-cell>
        </table:table-row>
        <table:table-row table:style-name="ro1">
          <table:table-cell office:value-type="string" calcext:value-type="string">
            <text:p>Sat Mar 11 03:14:00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1360.01686191559" calcext:value-type="float">
            <text:p>1360.01686191559</text:p>
          </table:table-cell>
          <table:table-cell office:value-type="float" office:value="0.597388271093369" calcext:value-type="float">
            <text:p>0.597388271093369</text:p>
          </table:table-cell>
        </table:table-row>
        <table:table-row table:style-name="ro1">
          <table:table-cell office:value-type="string" calcext:value-type="string">
            <text:p>Sat Mar 11 03:38:04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890.67515659332" calcext:value-type="float">
            <text:p>1890.67515659332</text:p>
          </table:table-cell>
          <table:table-cell office:value-type="float" office:value="1.82871060490608" calcext:value-type="float">
            <text:p>1.82871060490608</text:p>
          </table:table-cell>
        </table:table-row>
        <table:table-row table:style-name="ro1">
          <table:table-cell office:value-type="string" calcext:value-type="string">
            <text:p>Sat Mar 11 04:11:09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2389.23132395744" calcext:value-type="float">
            <text:p>2389.23132395744</text:p>
          </table:table-cell>
          <table:table-cell office:value-type="float" office:value="2.6468945608139" calcext:value-type="float">
            <text:p>2.6468945608139</text:p>
          </table:table-cell>
        </table:table-row>
        <table:table-row table:style-name="ro1">
          <table:table-cell office:value-type="string" calcext:value-type="string">
            <text:p>Sat Mar 11 04:52:13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2481.77941203117" calcext:value-type="float">
            <text:p>2481.77941203117</text:p>
          </table:table-cell>
          <table:table-cell office:value-type="float" office:value="2.6468945608139" calcext:value-type="float">
            <text:p>2.6468945608139</text:p>
          </table:table-cell>
        </table:table-row>
        <table:table-row table:style-name="ro1">
          <table:table-cell office:value-type="string" calcext:value-type="string">
            <text:p>Sat Mar 11 05:35:18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813.17795109749" calcext:value-type="float">
            <text:p>1813.17795109749</text:p>
          </table:table-cell>
          <table:table-cell office:value-type="float" office:value="1.82871060490608" calcext:value-type="float">
            <text:p>1.82871060490608</text:p>
          </table:table-cell>
        </table:table-row>
      </table:table>
      <table:table table:name="Pivot Table_out-azure_1" table:style-name="ta1">
        <table:table-column table:style-name="co6" table:default-cell-style-name="ce1"/>
        <table:table-column table:style-name="co6" table:default-cell-style-name="ce6"/>
        <table:table-column table:style-name="co6" table:default-cell-style-name="ce11"/>
        <table:table-column table:style-name="co6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TileDB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1451.27313685417" calcext:value-type="float">
            <text:p>1451.27313685417</text:p>
          </table:table-cell>
          <table:table-cell table:style-name="ce18" office:value-type="float" office:value="0.597388271093369" calcext:value-type="float">
            <text:p>0.597388271093369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1813.17795109749" calcext:value-type="float">
            <text:p>1813.17795109749</text:p>
          </table:table-cell>
          <table:table-cell table:style-name="ce19" office:value-type="float" office:value="1.82871060490608" calcext:value-type="float">
            <text:p>1.82871060490608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2481.77941203117" calcext:value-type="float">
            <text:p>2481.77941203117</text:p>
          </table:table-cell>
          <table:table-cell table:style-name="ce20" office:value-type="float" office:value="2.6468945608139" calcext:value-type="float">
            <text:p>2.6468945608139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azure_1'.A1:'Pivot Table_out-azure_1'.D5" table:buttons="'Pivot Table_out-azure_1'.A2 'Pivot Table_out-azure_1'.B2 'Pivot Table_out-azure_1'.C1" table:grand-total="none" table:show-filter-button="false">
          <table:source-cell-range table:cell-range-address="'out-azure'.A1:'out-azure'.E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360.01686191559" table:display="true" table:show-details="true"/>
                <table:data-pilot-member table:name="1451.27313685417" table:display="true" table:show-details="true"/>
                <table:data-pilot-member table:name="1468.62886333466" table:display="true" table:show-details="true"/>
                <table:data-pilot-member table:name="1742.80121707916" table:display="true" table:show-details="true"/>
                <table:data-pilot-member table:name="1813.17795109749" table:display="true" table:show-details="true"/>
                <table:data-pilot-member table:name="1890.67515659332" table:display="true" table:show-details="true"/>
                <table:data-pilot-member table:name="2389.23132395744" table:display="true" table:show-details="true"/>
                <table:data-pilot-member table:name="2481.77941203117" table:display="true" table:show-details="true"/>
                <table:data-pilot-member table:name="2557.627932071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597388271093369" table:display="true" table:show-details="true"/>
                <table:data-pilot-member table:name="1.82871060490608" table:display="true" table:show-details="true"/>
                <table:data-pilot-member table:name="2.64689456081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3:00:09.217058821</dc:date>
    <meta:editing-duration>PT51S</meta:editing-duration>
    <meta:editing-cycles>1</meta:editing-cycles>
    <meta:document-statistic meta:table-count="2" meta:cell-count="65" meta:object-count="0"/>
    <meta:generator>LibreOffice/7.2.4.1$MacOSX_X86_64 LibreOffice_project/27d75539669ac387bb498e35313b970b7fe9c4f9</meta:generator>
  </office:meta>
</office:document-meta>
</file>